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ffffff" draw:marker-start-width="0.513cm" draw:marker-end-width="0.513cm" svg:stroke-opacity="50%" draw:fill="gradient" draw:fill-gradient-name="Gradient_20_20" draw:gradient-step-count="255" draw:opacity="100%" draw:textarea-horizontal-align="justify" draw:textarea-vertical-align="middle" draw:auto-grow-height="false" fo:min-height="7.452cm" fo:min-width="7.202cm" fo:padding-top="0.226cm" fo:padding-bottom="0.226cm" fo:padding-left="0.351cm" fo:padding-right="0.351cm" draw:shadow="hidden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3cm" svg:stroke-color="#3465a4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780373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gradient-step-count="0" fo:min-height="0.712cm"/>
    </style:style>
    <style:style style:name="gr7" style:family="graphic" style:parent-style-name="standard">
      <style:graphic-properties draw:stroke="dash" draw:stroke-dash="Fine_20_Dashed" svg:stroke-width="0.035cm" svg:stroke-color="#780373" draw:marker-start-width="0.252cm" draw:marker-end-width="0.252cm" draw:fill="none" draw:fill-color="#8d1d75" draw:opacity="87%" draw:textarea-horizontal-align="justify" draw:textarea-vertical-align="middle" draw:auto-grow-height="false" fo:min-height="1.754cm" fo:min-width="1.504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Fine_20_Dashed" svg:stroke-width="0.035cm" svg:stroke-color="#780373" draw:marker-start-width="0.252cm" draw:marker-end-width="0.252cm" draw:fill="none" draw:fill-color="#8d1d75" draw:opacity="87%" draw:textarea-horizontal-align="justify" draw:textarea-vertical-align="middle" draw:auto-grow-height="false" fo:min-height="1.14cm" fo:min-width="0.89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gradient-step-count="0" fo:min-height="0.766cm"/>
    </style:style>
    <style:style style:name="P1" style:family="paragraph">
      <loext:graphic-properties draw:fill="gradient" draw:fill-gradient-name="Gradient_20_20" draw:gradient-step-count="255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 draw:gradient-step-count="0"/>
      <style:text-properties fo:color="#3465a4" fo:font-weight="bold" style:font-weight-asian="bold" style:font-weight-complex="bold"/>
    </style:style>
    <style:style style:name="P4" style:family="paragraph">
      <loext:graphic-properties draw:fill="none" draw:fill-color="#ffffff" draw:gradient-step-count="0"/>
      <style:text-properties fo:color="#780373" fo:font-weight="bold" style:font-weight-asian="bold" style:font-weight-complex="bold"/>
    </style:style>
    <style:style style:name="P5" style:family="paragraph">
      <loext:graphic-properties draw:fill="none" draw:fill-color="#8d1d75" draw:opacity="87%"/>
      <style:paragraph-properties fo:text-align="center"/>
    </style:style>
    <style:style style:name="P6" style:family="paragraph">
      <loext:graphic-properties draw:fill="none" draw:fill-color="#ffffff" draw:gradient-step-count="0"/>
      <style:text-properties fo:color="#ff0000" fo:font-weight="bold" style:font-weight-asian="bold" style:font-weight-complex="bold"/>
    </style:style>
    <style:style style:name="P7" style:family="paragraph">
      <loext:graphic-properties draw:fill="none" draw:fill-color="#ffffff" draw:gradient-step-count="0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color="#780373"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1.176cm" svg:height="11.176cm" svg:x="0.746cm" svg:y="0.8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2" draw:text-style-name="P2" draw:layer="layout" svg:x1="5.969cm" svg:y1="6.588cm" svg:x2="12.192cm" svg:y2="6.588cm">
                <text:p/>
              </draw:line>
              <draw:line draw:style-name="gr2" draw:text-style-name="P2" draw:layer="layout" svg:x1="5.986cm" svg:y1="6.516cm" svg:x2="5.986cm" svg:y2="1.944cm">
                <text:p/>
              </draw:line>
              <draw:line draw:style-name="gr2" draw:text-style-name="P2" draw:layer="layout" svg:x1="5.969cm" svg:y1="6.588cm" svg:x2="2.794cm" svg:y2="9.255cm">
                <text:p/>
              </draw:line>
            </draw:g>
            <draw:line draw:style-name="gr3" draw:text-style-name="P2" draw:layer="layout" svg:x1="5.969cm" svg:y1="6.588cm" svg:x2="8.636cm" svg:y2="5.953cm">
              <text:p/>
            </draw:line>
            <draw:line draw:style-name="gr4" draw:text-style-name="P2" draw:layer="layout" svg:x1="5.969cm" svg:y1="6.588cm" svg:x2="6.858cm" svg:y2="3.413cm">
              <text:p/>
            </draw:line>
            <draw:line draw:style-name="gr5" draw:text-style-name="P2" draw:layer="layout" svg:x1="6.858cm" svg:y1="3.413cm" svg:x2="8.636cm" svg:y2="5.953cm">
              <text:p/>
            </draw:line>
            <draw:frame draw:style-name="gr6" draw:text-style-name="P3" draw:layer="layout" svg:width="1.118cm" svg:height="0.962cm" svg:x="6.35cm" svg:y="5.499cm">
              <draw:text-box>
                <text:p><text:span text:style-name="T1">r’</text:span></text:p>
              </draw:text-box>
            </draw:frame>
            <draw:g>
              <draw:line draw:style-name="gr2" draw:text-style-name="P2" draw:layer="layout" svg:x1="5.969cm" svg:y1="6.589cm" svg:x2="12.192cm" svg:y2="6.589cm">
                <text:p/>
              </draw:line>
              <draw:line draw:style-name="gr2" draw:text-style-name="P2" draw:layer="layout" svg:x1="5.986cm" svg:y1="6.517cm" svg:x2="5.986cm" svg:y2="1.945cm">
                <text:p/>
              </draw:line>
              <draw:line draw:style-name="gr2" draw:text-style-name="P2" draw:layer="layout" svg:x1="5.969cm" svg:y1="6.589cm" svg:x2="2.794cm" svg:y2="9.256cm">
                <text:p/>
              </draw:line>
            </draw:g>
            <draw:line draw:style-name="gr3" draw:text-style-name="P2" draw:layer="layout" svg:x1="5.969cm" svg:y1="6.589cm" svg:x2="8.636cm" svg:y2="5.954cm">
              <text:p/>
            </draw:line>
            <draw:line draw:style-name="gr4" draw:text-style-name="P2" draw:layer="layout" svg:x1="5.969cm" svg:y1="6.589cm" svg:x2="6.858cm" svg:y2="3.414cm">
              <text:p/>
            </draw:line>
            <draw:line draw:style-name="gr5" draw:text-style-name="P2" draw:layer="layout" svg:x1="6.858cm" svg:y1="3.414cm" svg:x2="8.636cm" svg:y2="5.954cm">
              <text:p/>
            </draw:line>
            <draw:frame draw:style-name="gr6" draw:text-style-name="P4" draw:layer="layout" svg:width="0.889cm" svg:height="0.962cm" svg:x="6.08cm" svg:y="3.667cm">
              <draw:text-box>
                <text:p><text:span text:style-name="T2">r</text:span></text:p>
              </draw:text-box>
            </draw:frame>
            <draw:frame draw:style-name="gr6" draw:text-style-name="P3" draw:layer="layout" svg:width="1.118cm" svg:height="0.962cm" svg:x="6.35cm" svg:y="5.5cm">
              <draw:text-box>
                <text:p><text:span text:style-name="T1">r’</text:span></text:p>
              </draw:text-box>
            </draw:frame>
            <draw:g>
              <draw:custom-shape draw:style-name="gr7" draw:text-style-name="P5" draw:layer="layout" svg:width="2.88cm" svg:height="2.88cm" svg:x="5.359cm" svg:y="2.18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5" draw:layer="layout" svg:width="2.014cm" svg:height="2.014cm" svg:x="5.792cm" svg:y="2.61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9" draw:text-style-name="P6" draw:layer="layout" svg:width="2.576cm" svg:height="1.016cm" draw:transform="rotate (0.0258308729295161) translate (8.112cm 4.242cm)">
              <draw:text-box>
                <text:p><text:span text:style-name="T3">|r </text:span><text:span text:style-name="T3">- </text:span><text:span text:style-name="T3">r’</text:span><text:span text:style-name="T3">|</text:span></text:p>
              </draw:text-box>
            </draw:frame>
          </draw:g>
          <draw:frame draw:style-name="gr6" draw:text-style-name="P7" draw:layer="layout" svg:width="1.016cm" svg:height="0.962cm" svg:x="2.016cm" svg:y="8.747cm">
            <draw:text-box>
              <text:p>x</text:p>
            </draw:text-box>
          </draw:frame>
          <draw:frame draw:style-name="gr6" draw:text-style-name="P7" draw:layer="layout" svg:width="1.016cm" svg:height="0.962cm" svg:x="5.699cm" svg:y="0.8cm">
            <draw:text-box>
              <text:p>z</text:p>
            </draw:text-box>
          </draw:frame>
          <draw:frame draw:style-name="gr6" draw:text-style-name="P7" draw:layer="layout" svg:width="1.016cm" svg:height="0.962cm" svg:x="12.303cm" svg:y="6.134cm">
            <draw:text-box>
              <text:p>y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0" draw:display-name="Gradient 20" draw:style="radial" draw:cx="50%" draw:cy="50%" draw:start-color="#ffffff" draw:end-color="#729fcf" draw:start-intensity="100%" draw:end-intensity="100%" draw:border="44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3.9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4:34:41.360090019</meta:creation-date>
    <dc:date>2020-11-06T15:51:44.203454933</dc:date>
    <meta:editing-duration>PT2H19M7S</meta:editing-duration>
    <meta:editing-cycles>19</meta:editing-cycles>
    <meta:generator>LibreOffice/6.1.5.2$Linux_X86_64 LibreOffice_project/10$Build-2</meta:generator>
    <meta:document-statistic meta:object-count="27"/>
  </office:meta>
</office:document-meta>
</file>